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ahoma" svg:font-family="Tahoma, Helvetica, 'Helvetica Neue', Arial, sans-serif"/>
    <style:font-face style:name="monospace" svg:font-family="monospace"/>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color="#000000" fo:font-weight="bold" style:font-weight-asian="bold" style:font-weight-complex="bold"/>
    </style:style>
    <style:style style:name="P2" style:family="paragraph" style:parent-style-name="Standard">
      <style:paragraph-properties fo:text-align="justify" style:justify-single-word="false"/>
      <style:text-properties fo:color="#000000" fo:font-weight="normal" style:font-weight-asian="normal" style:font-weight-complex="normal"/>
    </style:style>
    <style:style style:name="P3" style:family="paragraph" style:parent-style-name="Standard">
      <style:paragraph-properties fo:text-align="justify" style:justify-single-word="false"/>
      <style:text-properties fo:color="#000000" fo:font-weight="normal" style:font-weight-asian="normal" style:font-weight-complex="normal"/>
    </style:style>
    <style:style style:name="P4" style:family="paragraph" style:parent-style-name="Standard">
      <style:paragraph-properties fo:text-align="justify" style:justify-single-word="false"/>
      <style:text-properties fo:color="#000000" fo:font-weight="bold" style:font-weight-asian="bold" style:font-weight-complex="bold"/>
    </style:style>
    <style:style style:name="P5" style:family="paragraph" style:parent-style-name="Standard">
      <style:paragraph-properties fo:text-align="justify" style:justify-single-word="false"/>
      <style:text-properties fo:color="#0000ff" fo:font-weight="normal" style:font-weight-asian="normal" style:font-weight-complex="normal"/>
    </style:style>
    <style:style style:name="P6" style:family="paragraph" style:parent-style-name="Standard">
      <style:paragraph-properties fo:margin-left="0cm" fo:margin-right="0cm" fo:line-height="150%" fo:text-align="justify" style:justify-single-word="false" fo:text-indent="1.251cm" style:auto-text-indent="false"/>
      <style:text-properties fo:color="#000000" fo:font-weight="bold" style:font-weight-asian="bold" style:font-weight-complex="bold"/>
    </style:style>
    <style:style style:name="P7" style:family="paragraph" style:parent-style-name="Standard">
      <style:paragraph-properties fo:margin-left="0cm" fo:margin-right="0cm" fo:line-height="150%" fo:text-align="justify" style:justify-single-word="false" fo:text-indent="1.251cm" style:auto-text-indent="false"/>
      <style:text-properties fo:color="#000000" fo:font-weight="normal" style:font-weight-asian="normal" style:font-weight-complex="normal"/>
    </style:style>
    <style:style style:name="P8"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style>
    <style:style style:name="P9"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0" style:family="paragraph" style:parent-style-name="Standard">
      <style:paragraph-properties fo:margin-left="0cm" fo:margin-right="0cm" fo:line-height="150%" fo:text-align="justify" style:justify-single-word="false" fo:text-indent="1.251cm" style:auto-text-indent="false" fo:background-color="transparent">
        <style:background-image/>
      </style:paragraph-properties>
      <style:text-properties fo:color="#000000"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3" style:family="text">
      <style:text-properties fo:color="#0000ff"/>
    </style:style>
    <style:style style:name="T4" style:family="text">
      <style:text-properties fo:color="#0000ff"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rupo 1: <text:span text:style-name="T1">Chrsytian de Sousa Guth</text:span></text:p>
      <text:p text:style-name="P7"><text:tab/> <text:s text:c="4"/>Lucas Pereira da Silva</text:p>
      <text:p text:style-name="P7"><text:tab/> <text:s text:c="4"/>Renan Oliveira Netto</text:p>
      <text:p text:style-name="P7"/>
      <text:p text:style-name="P6">Problema: </text:p>
      <text:p text:style-name="P8"><text:span text:style-name="T2">You are requested to modify the implementation of </text:span><text:span text:style-name="Example"><text:span text:style-name="T2">Thread </text:span></text:span><text:span text:style-name="T2">so that </text:span><text:span text:style-name="Example"><text:span text:style-name="T2">join() </text:span></text:span><text:span text:style-name="T2">no longer wastes time sampling the waited thread status. It must be set to sleep until the waited-for thread terminates, and then waken up accordingly.</text:span></text:p>
      <text:p text:style-name="P9"/>
      <text:p text:style-name="P10">Solução:</text:p>
      <text:p text:style-name="P7">A solução utiliza uma fila de threads esperando e métodos que adicionam e removem threads desta fila. </text:p>
      <text:p text:style-name="P7">Para isso utilizou-se o atributo _waiting da classe Thread representando as threads que estão esperando pela dona do atributo. Este atributo já existia na classe Thread, mas não estava sendo alocado um novo espaço de memória para ele, por isso foi necessário a adição de uma nova instrução no construtor responsável por isso.</text:p>
      <text:p text:style-name="P7">O método join verifica se a thread que recebeu a chamada já terminou ou não sua execução. Caso já tenha terminado, o método apenas retorna, caso ainda não tenha terminado, a método chama sleep, passando como parâmetro o atributo _waiting da thread que recebeu a chamada. Isso é feito para que a thread que chamou o método join seja inserida na fila _waiting.</text:p>
      <text:p text:style-name="P7">O método sleep por sua vez obtém a referência da thread em execução, suspende ela para que a mesma não seja escolhida pelo escalonador, muda seu estado para WAITING, adiciona ela na fila recebida como parâmetro e por fim chama o método dispatch, que muda o contexto da thread atual para uma nova thread escolhida pelo escalonador. Como sleep é chamado por join recebendo a fila _waiting como parâmetro, isso equivale a suspender a thread em execução e adicioná-la na fila _waiting da thread que recebeu o join.</text:p>
      <text:p text:style-name="P7">Para acordar as threads que estiverem na fila _waiting foi adicionada uma instrução chamando o método wakeup_all no método exit da classe Thread. Essa instrução passa como parâmetro a fila _waiting da thread em execução (a thread que está terminando), de forma que o método wakeup_all acorde todas as threads da fila _waiting.</text:p>
      <text:p text:style-name="P7">Por fim o método wakeup_all percorre a fila recebida como parâmetro, remove cada elemento da mesma, muda seu estado para READY e chamada o método resume do escalonador, que avisa o mesmo para voltar a considerar a thread t no escalonamento. Desta forma, todas as threads que estavam na fila _waiting da thread que está encerrando voltam a ser escalonadas.</text:p>
      <text:p text:style-name="P2"/>
      <text:p text:style-name="P1"><text:soft-page-break/>Métodos modificados na classe Thread:</text:p>
      <text:p text:style-name="P1"/>
      <text:p text:style-name="P1">Método common_constructor:</text:p>
      <text:p text:style-name="P1"><text:span text:style-name="T1">void Thread::common_constructor(Log_Addr entry, unsigned int stack_size) </text:span></text:p>
      <text:p text:style-name="P1"><text:span text:style-name="T1">{</text:span></text:p>
      <text:p text:style-name="P1"><text:span text:style-name="T1"><text:s text:c="4"/>db&lt;Thread&gt;(TRC) &lt;&lt; "Thread(entry=" &lt;&lt; (void *)entry </text:span></text:p>
      <text:p text:style-name="P1"><text:span text:style-name="T1"><text:tab/><text:tab/> <text:s text:c="3"/>&lt;&lt; ",state=" &lt;&lt; _state</text:span></text:p>
      <text:p text:style-name="P1"><text:span text:style-name="T1"><text:tab/><text:tab/> <text:s text:c="3"/>&lt;&lt; ",rank=" &lt;&lt; _link.rank()</text:span></text:p>
      <text:p text:style-name="P1"><text:span text:style-name="T1"><text:tab/><text:tab/> <text:s text:c="3"/>&lt;&lt; ",stack={b=" &lt;&lt; _stack</text:span></text:p>
      <text:p text:style-name="P1"><text:span text:style-name="T1"><text:tab/><text:tab/> <text:s text:c="3"/>&lt;&lt; ",s=" &lt;&lt; stack_size</text:span></text:p>
      <text:p text:style-name="P1"><text:span text:style-name="T1"><text:tab/><text:tab/> <text:s text:c="3"/>&lt;&lt; "},context={b=" &lt;&lt; _context</text:span></text:p>
      <text:p text:style-name="P1"><text:span text:style-name="T1"><text:tab/><text:tab/> <text:s text:c="3"/>&lt;&lt; "," &lt;&lt; *_context &lt;&lt; "}) =&gt; " &lt;&lt; this &lt;&lt; "\n";</text:span></text:p>
      <text:p text:style-name="P1"><text:span text:style-name="T1"></text:span></text:p>
      <text:p text:style-name="P1"><text:span text:style-name="T1"><text:s text:c="4"/>_thread_count++;</text:span></text:p>
      <text:p text:style-name="P1"><text:span text:style-name="T1"></text:span></text:p>
      <text:p text:style-name="P1"><text:span text:style-name="T1"><text:tab/></text:span><text:span text:style-name="T4">// Inicializa a fila _waiting</text:span></text:p>
      <text:p text:style-name="P1"><text:span text:style-name="T1"><text:tab/>_waiting = new Queue();</text:span></text:p>
      <text:p text:style-name="P1"><text:span text:style-name="T1"></text:span></text:p>
      <text:p text:style-name="P1"><text:span text:style-name="T1"><text:s text:c="4"/>_scheduler.insert(this);</text:span></text:p>
      <text:p text:style-name="P1"><text:span text:style-name="T1"><text:s text:c="4"/>if((_state != READY) &amp;&amp; (_state != RUNNING))</text:span></text:p>
      <text:p text:style-name="P1"><text:span text:style-name="T1"><text:s text:c="8"/>_scheduler.suspend(this);</text:span></text:p>
      <text:p text:style-name="P1"><text:span text:style-name="T1"></text:span></text:p>
      <text:p text:style-name="P1"><text:span text:style-name="T1"><text:s text:c="4"/>unlock();</text:span></text:p>
      <text:p text:style-name="P1"><text:span text:style-name="T1"></text:span></text:p>
      <text:p text:style-name="P1"><text:span text:style-name="T1">}</text:span></text:p>
      <text:p text:style-name="P1"/>
      <text:p text:style-name="P1">Método join:</text:p>
      <text:p text:style-name="P2">int Thread::join()</text:p>
      <text:p text:style-name="P2">{</text:p>
      <text:p text:style-name="P2"><text:s text:c="4"/>db&lt;Thread&gt;(TRC) &lt;&lt; "Thread::join(this=" &lt;&lt; this</text:p>
      <text:p text:style-name="P2"><text:tab/><text:tab/> <text:s text:c="3"/>&lt;&lt; ",state=" &lt;&lt; _state &lt;&lt; ")\n";</text:p>
      <text:p text:style-name="P2"></text:p>
      <text:p text:style-name="P2"><text:tab/><text:span text:style-name="T3">/* Verifica se a thread já não terminou e, caso não tenha terminado, </text:span></text:p>
      <text:p text:style-name="P5"><text:tab/><text:tab/>coloca a thread em execução para dormir</text:p>
      <text:p text:style-name="P5"><text:tab/>*/</text:p>
      <text:p text:style-name="P2"><text:tab/>if (_state != FINISHING)<text:tab/></text:p>
      <text:p text:style-name="P2"><text:tab/><text:tab/>sleep(this-&gt;_waiting);</text:p>
      <text:p text:style-name="P2"></text:p>
      <text:p text:style-name="P2"><text:s text:c="4"/>return *static_cast&lt;int *&gt;(_stack);</text:p>
      <text:p text:style-name="P2">}</text:p>
      <text:p text:style-name="P2"/>
      <text:p text:style-name="P1">Método sleep:</text:p>
      <text:p text:style-name="P2">void Thread::sleep(Queue * q)</text:p>
      <text:p text:style-name="P2">{</text:p>
      <text:p text:style-name="P2"><text:tab/>// Obtém a thread em execução</text:p>
      <text:p text:style-name="P2"><text:s text:c="4"/>Thread * thr = running();</text:p>
      <text:p text:style-name="P2"></text:p>
      <text:p text:style-name="P2"><text:tab/><text:span text:style-name="T3">/* Suspende a thread em execução, </text:span></text:p>
      <text:p text:style-name="P5"><text:tab/><text:tab/>muda seu estado para waiting</text:p>
      <text:p text:style-name="P5"><text:tab/><text:tab/>e a adiciona na fila q</text:p>
      <text:p text:style-name="P5"/>
      <text:p text:style-name="P5"><text:tab/>*/</text:p>
      <text:p text:style-name="P2"><text:soft-page-break/><text:s text:c="4"/>_scheduler.suspend(thr);</text:p>
      <text:p text:style-name="P2"><text:s text:c="4"/>thr-&gt;_state = WAITING;</text:p>
      <text:p text:style-name="P2"><text:s text:c="4"/>q-&gt;insert(&amp;thr-&gt;_link);</text:p>
      <text:p text:style-name="P2"></text:p>
      <text:p text:style-name="P2"><text:tab/><text:span text:style-name="T3">// Chama dispatch para executar a thread seguinte</text:span></text:p>
      <text:p text:style-name="P2"><text:s text:c="4"/>dispatch(thr, _scheduler.chosen());</text:p>
      <text:p text:style-name="P2">}</text:p>
      <text:p text:style-name="P2"/>
      <text:p text:style-name="P1">Método wakeup_all:</text:p>
      <text:p text:style-name="P2">void Thread::wakeup_all(Queue * q) </text:p>
      <text:p text:style-name="P2">{</text:p>
      <text:p text:style-name="P2"><text:tab/><text:span text:style-name="T3">/* Percorre a fila q,</text:span></text:p>
      <text:p text:style-name="P5"><text:tab/><text:tab/>removendo cada elemento da fila,</text:p>
      <text:p text:style-name="P5"><text:tab/><text:tab/>mudando seu estado para READY</text:p>
      <text:p text:style-name="P5"><text:tab/><text:tab/>e chamando o método resume do escalonador</text:p>
      <text:p text:style-name="P5"><text:tab/>*/</text:p>
      <text:p text:style-name="P2"><text:s text:c="4"/>while(!q-&gt;empty()) {</text:p>
      <text:p text:style-name="P2"><text:tab/>Thread * t = q-&gt;remove()-&gt;object();</text:p>
      <text:p text:style-name="P2"><text:tab/>t-&gt;_state = READY;</text:p>
      <text:p text:style-name="P2"><text:tab/>_scheduler.resume(t);</text:p>
      <text:p text:style-name="P2"><text:s text:c="4"/>}</text:p>
      <text:p text:style-name="P2">}</text:p>
      <text:p text:style-name="P2"/>
      <text:p text:style-name="P1">Método exit:</text:p>
      <text:p text:style-name="P2">void Thread::exit(int status)</text:p>
      <text:p text:style-name="P2">{</text:p>
      <text:p text:style-name="P2"><text:s text:c="4"/>lock();</text:p>
      <text:p text:style-name="P2"></text:p>
      <text:p text:style-name="P2"><text:s text:c="4"/>db&lt;Thread&gt;(TRC) &lt;&lt; "Thread::exit(running=" &lt;&lt; running() </text:p>
      <text:p text:style-name="P2"><text:tab/><text:tab/> <text:s text:c="3"/>&lt;&lt;",status=" &lt;&lt; status &lt;&lt; ")\n";</text:p>
      <text:p text:style-name="P2"></text:p>
      <text:p text:style-name="P2"><text:s text:c="4"/>Thread * thr = running();</text:p>
      <text:p text:style-name="P2"><text:s text:c="4"/>_scheduler.remove(thr);</text:p>
      <text:p text:style-name="P2"><text:s text:c="4"/>*static_cast&lt;int *&gt;(thr-&gt;_stack) = status;</text:p>
      <text:p text:style-name="P2"><text:s text:c="4"/>thr-&gt;_state = FINISHING;</text:p>
      <text:p text:style-name="P2"><text:tab/></text:p>
      <text:p text:style-name="P2"><text:tab/><text:span text:style-name="T3">// Acorda as threads que estiverem na fila _waiting da thread que está terminando</text:span></text:p>
      <text:p text:style-name="P2"><text:tab/>wakeup_all(thr-&gt;_waiting);</text:p>
      <text:p text:style-name="P2"></text:p>
      <text:p text:style-name="P2"><text:s text:c="4"/>_thread_count--;</text:p>
      <text:p text:style-name="P2"></text:p>
      <text:p text:style-name="P2"></text:p>
      <text:p text:style-name="P2"><text:s text:c="4"/>dispatch(thr, _scheduler.choose());</text:p>
      <text:p text:style-name="P2">}</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ahoma" svg:font-family="Tahoma, Helvetica, 'Helvetica Neue', Arial, sans-serif"/>
    <style:font-face style:name="monospace" svg:font-family="monospace"/>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style:font-size-asian="14pt" style:font-weight-asian="bold" style:font-name-complex="Lohit Hindi" style:font-size-complex="14pt" style:font-weight-complex="bold"/>
    </style:style>
    <style:style style:name="Source_20_Text" style:display-name="Source Text" style:family="text">
      <style:text-properties style:font-name="Droid Sans Mono" style:font-name-asian="WenQuanYi Micro Hei" style:font-name-complex="Lohit Hindi2"/>
    </style:style>
    <style:style style:name="Example" style:family="text">
      <style:text-properties style:font-name="Droid Sans Mono" style:font-name-asian="WenQuanYi Micro Hei"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8T17:35:35</meta:creation-date>
    <dc:date>2012-09-29T17:36:59</dc:date>
    <meta:editing-duration>PT42M29S</meta:editing-duration>
    <meta:editing-cycles>31</meta:editing-cycles>
    <meta:generator>LibreOffice/3.5$Linux_X86_64 LibreOffice_project/350m1$Build-2</meta:generator>
    <meta:document-statistic meta:table-count="0" meta:image-count="0" meta:object-count="0" meta:page-count="3" meta:paragraph-count="102" meta:word-count="650" meta:character-count="4416" meta:non-whitespace-character-count="3579"/>
  </office:meta>
</office:document-meta>
</file>